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HttpMessageImpl.Wsdl2Http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MessageImpl.get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MessageImpl.setHttpTransferCoding( String httpTransfer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MessageImpl.getHttpTransfer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MessageImpl.addHttpHeader( Wsdl2HttpHeader http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